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5.242cm"/>
    </style:style>
    <style:style style:name="Table1.B" style:family="table-column">
      <style:table-column-properties style:column-width="11.73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0.48cm" fo:keep-together="auto"/>
    </style:style>
    <style:style style:name="Table2" style:family="table">
      <style:table-properties style:width="16.983cm" fo:margin-left="0cm" fo:margin-top="0cm" fo:margin-bottom="0cm" table:align="left" style:writing-mode="lr-tb"/>
    </style:style>
    <style:style style:name="Table2.A" style:family="table-column">
      <style:table-column-properties style:column-width="5.242cm"/>
    </style:style>
    <style:style style:name="Table2.B" style:family="table-column">
      <style:table-column-properties style:column-width="11.7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style:min-row-height="0.48cm" fo:keep-together="auto"/>
    </style:style>
    <style:style style:name="Table3" style:family="table">
      <style:table-properties style:width="16.983cm" fo:margin-left="0cm" fo:margin-top="0cm" fo:margin-bottom="0cm" table:align="left" style:writing-mode="lr-tb"/>
    </style:style>
    <style:style style:name="Table3.A" style:family="table-column">
      <style:table-column-properties style:column-width="5.242cm"/>
    </style:style>
    <style:style style:name="Table3.B" style:family="table-column">
      <style:table-column-properties style:column-width="11.73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3.2" style:family="table-row">
      <style:table-row-properties style:min-row-height="0.48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List_20_Paragraph" style:list-style-name="WWNum4">
      <style:paragraph-properties fo:margin-top="0cm" fo:margin-bottom="0cm" loext:contextual-spacing="true" fo:line-height="100%"/>
    </style:style>
    <style:style style:name="P3" style:family="paragraph" style:parent-style-name="List_20_Paragraph" style:list-style-name="WWNum4">
      <style:paragraph-properties fo:margin-top="0cm" fo:margin-bottom="0cm" loext:contextual-spacing="true" fo:line-height="100%"/>
      <style:text-properties officeooo:paragraph-rsid="0008265b"/>
    </style:style>
    <style:style style:name="P4" style:family="paragraph" style:parent-style-name="List_20_Paragraph" style:list-style-name="WWNum4">
      <style:paragraph-properties fo:margin-top="0cm" fo:margin-bottom="0cm" loext:contextual-spacing="true" fo:line-height="100%"/>
      <style:text-properties officeooo:paragraph-rsid="000aaac2"/>
    </style:style>
    <style:style style:name="P5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6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7" style:family="paragraph" style:parent-style-name="List_20_Paragraph" style:list-style-name="WWNum5">
      <style:paragraph-properties fo:margin-top="0cm" fo:margin-bottom="0cm" loext:contextual-spacing="true" fo:line-height="100%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9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8265b"/>
    </style:style>
    <style:style style:name="T3" style:family="text">
      <style:text-properties officeooo:rsid="00096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Nome Use Case:</text:span></text:p>
          </table:table-cell>
          <table:table-cell table:style-name="Table1.A1" office:value-type="string">
            <text:p text:style-name="P1">Visualizzazione dati utente</text:p>
          </table:table-cell>
        </table:table-row>
        <table:table-row table:style-name="Table1.2">
          <table:table-cell table:style-name="Table1.A1" office:value-type="string">
            <text:p text:style-name="P1"><text:span text:style-name="T1">Partecipanti:</text:span></text:p>
          </table:table-cell>
          <table:table-cell table:style-name="Table1.A1" office:value-type="string">
            <text:p text:style-name="P1">Amministratore Generale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ondizioni di entrata:</text:span></text:p>
          </table:table-cell>
          <table:table-cell table:style-name="Table1.A1" office:value-type="string">
            <text:list xml:id="list1553083486" text:style-name="WWNum4">
              <text:list-item>
                <text:p text:style-name="P2">L’amministratore generale <text:span text:style-name="T2">è autenticato al sistema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<text:span text:style-name="T1">Flusso di eventi:</text:span></text:p>
          </table:table-cell>
          <table:table-cell table:style-name="Table1.A1" office:value-type="string">
            <text:list xml:id="list4127298616" text:style-name="WWNum1">
              <text:list-item>
                <text:p text:style-name="P5">L’amministratore generale accede all’area “utenti registrati”</text:p>
              </text:list-item>
              <text:list-item>
                <text:p text:style-name="P5">Il sistema mostra una schermata contenente i dati personali degli utenti registrati al sito, cioè nome, cognome, data di nascita, codice fiscale, username e password dell’account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<text:span text:style-name="T1">Condizioni di uscita:</text:span></text:p>
          </table:table-cell>
          <table:table-cell table:style-name="Table1.A1" office:value-type="string">
            <text:list xml:id="list2569340629" text:style-name="WWNum3">
              <text:list-item>
                <text:p text:style-name="P6">L’amministratore generale visualizza i dati personali degli utenti registrati al sito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<text:span text:style-name="T1">Eccezioni:</text:span>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">Nome Use Case:</text:span></text:p>
          </table:table-cell>
          <table:table-cell table:style-name="Table2.A1" office:value-type="string">
            <text:p text:style-name="P1">Modifica ruolo delle entità del sito</text:p>
          </table:table-cell>
        </table:table-row>
        <table:table-row table:style-name="Table2.2">
          <table:table-cell table:style-name="Table2.A1" office:value-type="string">
            <text:p text:style-name="P1"><text:span text:style-name="T1">Partecipanti:</text:span></text:p>
          </table:table-cell>
          <table:table-cell table:style-name="Table2.A1" office:value-type="string">
            <text:p text:style-name="P1">Amministratore Generale</text:p>
          </table:table-cell>
        </table:table-row>
        <table:table-row table:style-name="Table2.1">
          <table:table-cell table:style-name="Table2.A1" office:value-type="string">
            <text:p text:style-name="P1"><text:span text:style-name="T1">Condizioni di entrata:</text:span></text:p>
          </table:table-cell>
          <table:table-cell table:style-name="Table2.A1" office:value-type="string">
            <text:list xml:id="list115459461839037" text:continue-list="list1553083486" text:style-name="WWNum4">
              <text:list-item>
                <text:p text:style-name="P3">L’amministratore generale visualizza i dati personali degli utenti registrati al sito</text:p>
              </text:list-item>
            </text:list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"><text:span text:style-name="T1">Flusso di eventi:</text:span></text:p>
          </table:table-cell>
          <table:table-cell table:style-name="Table2.A1" office:value-type="string">
            <text:p text:style-name="P8"/>
            <text:list xml:id="list115460891180528" text:continue-list="list4127298616" text:style-name="WWNum1">
              <text:list-item>
                <text:p text:style-name="P5">L’amministratore generale selezion<text:span text:style-name="T2">a</text:span> <text:span text:style-name="T3">l’icona </text:span>“Modifica” <text:span text:style-name="T3">relativa</text:span> <text:span text:style-name="T3">ad una certa entità</text:span></text:p>
              </text:list-item>
              <text:list-item>
                <text:p text:style-name="P5">Il sistema mostra i dati dell’entità selezionata e il ruolo da modificare</text:p>
              </text:list-item>
              <text:list-item>
                <text:p text:style-name="P5">L’amministratore modifica il campo “ruolo” e seleziona la voce “Conferma modifica”</text:p>
              </text:list-item>
              <text:list-item>
                <text:p text:style-name="P5">Il sistema notifica il successo dell’operazione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1">Condizioni di uscita:</text:span></text:p>
          </table:table-cell>
          <table:table-cell table:style-name="Table2.A1" office:value-type="string">
            <text:list xml:id="list115461063066633" text:continue-list="list2569340629" text:style-name="WWNum3">
              <text:list-item>
                <text:p text:style-name="P6">L’amministratore generale modifica il ruolo dell’utente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<text:span text:style-name="T1">Eccezioni:</text:span></text:p>
          </table:table-cell>
          <table:table-cell table:style-name="Table2.A1" office:value-type="string">
            <text:list xml:id="list154519836" text:style-name="WWNum5">
              <text:list-item>
                <text:p text:style-name="P7">L’amministratore generale annulla l’operazione e viene chiamato caso d’uso “Annulla operazione”</text:p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">Nome Use Case:</text:span></text:p>
          </table:table-cell>
          <table:table-cell table:style-name="Table3.A1" office:value-type="string">
            <text:p text:style-name="P1">Rimozione utente</text:p>
          </table:table-cell>
        </table:table-row>
        <table:table-row table:style-name="Table3.2">
          <table:table-cell table:style-name="Table3.A1" office:value-type="string">
            <text:p text:style-name="P1"><text:span text:style-name="T1">Partecipanti:</text:span></text:p>
          </table:table-cell>
          <table:table-cell table:style-name="Table3.A1" office:value-type="string">
            <text:p text:style-name="P1">Amministratore Generale</text:p>
          </table:table-cell>
        </table:table-row>
        <table:table-row table:style-name="Table3.1">
          <table:table-cell table:style-name="Table3.A1" office:value-type="string">
            <text:p text:style-name="P1"><text:span text:style-name="T1">Condizioni di entrata:</text:span></text:p>
          </table:table-cell>
          <table:table-cell table:style-name="Table3.A1" office:value-type="string">
            <text:list xml:id="list115459499925928" text:continue-list="list115459461839037" text:style-name="WWNum4">
              <text:list-item>
                <text:p text:style-name="P4">L’amministratore generale visualizza i dati personali degli utenti registrati al si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Flusso di eventi:</text:span></text:p>
          </table:table-cell>
          <table:table-cell table:style-name="Table3.A1" office:value-type="string">
            <text:list xml:id="list115459359237187" text:continue-list="list115460891180528" text:style-name="WWNum1">
              <text:list-header>
                <text:p text:style-name="P9"/>
              </text:list-header>
              <text:list-item>
                <text:p text:style-name="P5">L’amministratore generale seleziona la voce "Elimina” dell’utente che intende eliminare</text:p>
              </text:list-item>
              <text:list-item>
                <text:p text:style-name="P5">Il sistema mostra un pop up contenente le voci “Conferma” e <text:s/>“Annulla”</text:p>
              </text:list-item>
              <text:list-item>
                <text:p text:style-name="P5">L’amministratore generale seleziona la voce “Conferma”</text:p>
              </text:list-item>
              <text:list-item>
                <text:p text:style-name="P5">Il sistema notifica la corretta rimozione e visualizza la lista aggiornata degli utenti registrati al si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Condizioni di uscita:</text:span></text:p>
          </table:table-cell>
          <table:table-cell table:style-name="Table3.A1" office:value-type="string">
            <text:list xml:id="list115461035860640" text:continue-list="list115461063066633" text:style-name="WWNum3">
              <text:list-item>
                <text:p text:style-name="P6">L’amministratore generale elimina l’utente seleziona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"><text:span text:style-name="T1">Eccezioni:</text:span></text:p>
          </table:table-cell>
          <table:table-cell table:style-name="Table3.A1" office:value-type="string">
            <text:list xml:id="list115460767752485" text:continue-numbering="true" text:style-name="WWNum3">
              <text:list-item>
                <text:p text:style-name="P6">L’amministratore generale annulla l’operazione e viene chiamato caso d’uso “Annulla operazione”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tano Cimino</meta:initial-creator>
    <meta:editing-cycles>8</meta:editing-cycles>
    <meta:creation-date>2018-11-08T13:15:00</meta:creation-date>
    <dc:date>2018-11-13T11:54:59.086169695</dc:date>
    <meta:editing-duration>PT12M40S</meta:editing-duration>
    <meta:generator>LibreOffice/6.1.2.1$Linux_X86_64 LibreOffice_project/10$Build-1</meta:generator>
    <meta:document-statistic meta:table-count="3" meta:image-count="0" meta:object-count="0" meta:page-count="2" meta:paragraph-count="43" meta:word-count="265" meta:character-count="1905" meta:non-whitespace-character-count="16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